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5" style:display-name="P5" style:parent-style-name="Normal">
      <style:paragraph-properties fo:text-align="left" fo:line-height="100%" style:writing-mode="lr"/>
      <style:text-properties fo:font-size="18pt"/>
    </style:style>
    <style:style style:family="paragraph" style:name="P6" style:display-name="P6" style:parent-style-name="Normal">
      <style:text-properties fo:font-size="18pt"/>
    </style:style>
    <style:style style:family="paragraph" style:name="P7" style:display-name="P7" style:parent-style-name="Normal">
      <style:paragraph-properties fo:line-height="100%"/>
      <style:text-properties fo:font-size="18pt"/>
    </style:style>
    <style:style style:family="paragraph" style:name="P8" style:display-name="P8" style:parent-style-name="Normal">
      <style:paragraph-properties fo:text-align="left" fo:line-height="100%" fo:break-before="page" style:writing-mode="lr"/>
      <style:text-properties fo:font-size="18pt"/>
    </style:style>
    <style:style style:family="paragraph" style:name="P9" style:display-name="P9" style:parent-style-name="Normal">
      <style:paragraph-properties fo:break-before="page"/>
      <style:text-properties fo:font-size="18pt"/>
    </style:style>
    <style:style style:family="paragraph" style:name="P10" style:display-name="P10" style:parent-style-name="Normal">
      <style:text-properties fo:font-size="28pt"/>
    </style:style>
    <style:style style:family="paragraph" style:name="P1" style:display-name="P1" style:parent-style-name="Text-body">
      <style:paragraph-properties fo:break-before="page"/>
      <style:text-properties fo:font-size="28pt"/>
    </style:style>
    <style:style style:family="paragraph" style:name="P2" style:display-name="P2" style:parent-style-name="Title">
      <style:text-properties style:font-name="Comic Sans MS" fo:font-size="54pt"/>
    </style:style>
    <style:style style:family="paragraph" style:name="P3" style:display-name="P3" style:parent-style-name="Normal">
      <style:paragraph-properties fo:line-height="100%" fo:break-before="page"/>
      <style:text-properties fo:font-size="18pt" fo:font-weight="bold"/>
    </style:style>
    <style:style style:family="paragraph" style:name="P4" style:display-name="P4" style:parent-style-name="Normal">
      <style:paragraph-properties fo:line-height="100%" fo:break-before="page"/>
      <style:text-properties fo:font-size="18pt"/>
    </style:style>
    <style:style style:family="section" style:name="Sect1" style:display-name="Sect1"/>
    <style:style style:family="table" style:name="Table1" style:display-name="Table1">
      <style:table-properties style:width="6.695100in" table:align="left"/>
    </style:style>
    <style:style style:family="table-column" style:name="Table1-col1" style:display-name="Table1.col1">
      <style:table-column-properties style:column-width="0.6861in" style:rel-column-width="6715*"/>
    </style:style>
    <style:style style:family="table-column" style:name="Table1-col2" style:display-name="Table1.col2">
      <style:table-column-properties style:column-width="5in" style:rel-column-width="48942*"/>
    </style:style>
    <style:style style:family="table-column" style:name="Table1-col3" style:display-name="Table1.col3">
      <style:table-column-properties style:column-width="1.009in" style:rel-column-width="9878*"/>
    </style:style>
    <style:style style:family="table-cell" style:name="Table1-col2-row10" style:display-name="Table1_col2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1" style:display-name="Table1_col2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2" style:display-name="Table1_col2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3" style:display-name="Table1_col2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4" style:display-name="Table1_col2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5" style:display-name="Table1_col2_row1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6" style:display-name="Table1_col2_row1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7" style:display-name="Table1_col2_row1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8" style:display-name="Table1_col2_row1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9" style:display-name="Table1_col2_row1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0" style:display-name="Table1_col3_row10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1" style:display-name="Table1_col3_row11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2" style:display-name="Table1_col3_row1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3" style:display-name="Table1_col3_row1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4" style:display-name="Table1_col3_row1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5" style:display-name="Table1_col3_row15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6" style:display-name="Table1_col3_row16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7" style:display-name="Table1_col3_row17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8" style:display-name="Table1_col3_row18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9" style:display-name="Table1_col3_row19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2-row2" style:display-name="Table1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20" style:display-name="Table1_col2_row2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3" style:display-name="Table1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20" style:display-name="Table1_col1_row2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21" style:display-name="Table1_col1_row2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20" style:display-name="Table1_col3_row20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21" style:display-name="Table1_col3_row21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2-row1" style:display-name="Table1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1-row10" style:display-name="Table1_col1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1" style:display-name="Table1_col1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2" style:display-name="Table1_col1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3" style:display-name="Table1_col1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4" style:display-name="Table1_col1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5" style:display-name="Table1_col1_row1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6" style:display-name="Table1_col1_row1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7" style:display-name="Table1_col1_row1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8" style:display-name="Table1_col1_row1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9" style:display-name="Table1_col1_row1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7" style:display-name="Table1_col2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8" style:display-name="Table1_col2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9" style:display-name="Table1_col2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21" style:display-name="Table1_col2_row2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" style:display-name="Table1_col3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1-col3-row2" style:display-name="Table1_col3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3" style:display-name="Table1_col3_row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4" style:display-name="Table1_col3_row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5" style:display-name="Table1_col3_row5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6" style:display-name="Table1_col3_row6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7" style:display-name="Table1_col3_row7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8" style:display-name="Table1_col3_row8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9" style:display-name="Table1_col3_row9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2-row4" style:display-name="Table1_col2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5" style:display-name="Table1_col2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6" style:display-name="Table1_col2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" style:display-name="Table1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1-row2" style:display-name="Table1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3" style:display-name="Table1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4" style:display-name="Table1_col1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5" style:display-name="Table1_col1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6" style:display-name="Table1_col1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7" style:display-name="Table1_col1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8" style:display-name="Table1_col1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9" style:display-name="Table1_col1_row9">
      <style:table-cell-properties style:vertical-align="top" fo:border-left="0.05pt solid #000000" fo:border-right="0.72pt solid #000000" fo:border-top="0.72pt solid #000000" fo:border-bottom="0.05pt solid #000000"/>
    </style:style>
    <style:page-layout style:name="PLayout2">
      <style:page-layout-properties fo:margin-top="0.7874in" fo:margin-bottom="0.7874in" fo:margin-left="0.7874in" fo:margin-right="0.7874in" fo:background-color="#ffffff">
        <style:background-image xlink:href="Pictures/0" xlink:type="simple" xlink:show="embed" xlink:actuate="onLoad" style:repeat="stretch"/>
      </style:page-layout-properties>
    </style:page-layout>
    <style:page-layout style:name="Standard">
      <style:page-layout-properties fo:margin-top="0.7874in" fo:margin-bottom="0.7874in" fo:margin-left="0.7874in" fo:margin-right="0.7874in" fo:background-color="#ffffff">
        <style:background-image xlink:href="Pictures/0" xlink:type="simple" xlink:show="embed" xlink:actuate="onLoad" style:repeat="stretch"/>
      </style:page-layout-properties>
    </style:page-layout>
  </office:automatic-styles>
  <office:body>
    <office:text>
      <text:section text:style-name="Sect1" text:name="Section1">
        <text:p text:style-name="P1">Van:</text:p>
        <text:p text:style-name="P2">Dojo leskaart 1</text:p>
        <text:p text:style-name="Normal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P3">Les</text:p>
            </table:table-cell>
            <table:table-cell table:style-name="Table1_col2_row1">
              <text:p text:style-name="P3">Omschrijving</text:p>
            </table:table-cell>
            <table:table-cell table:style-name="Table1_col3_row1">
              <text:p text:style-name="P3">Klaar?</text:p>
            </table:table-cell>
          </table:table-row>
          <table:table-row>
            <table:table-cell table:style-name="Table1_col1_row2">
              <text:p text:style-name="P4">0</text:p>
            </table:table-cell>
            <table:table-cell table:style-name="Table1_col2_row2">
              <text:p text:style-name="P5">Muis les 1: Positie</text:p>
            </table:table-cell>
            <table:table-cell table:style-name="Table1_col3_row2">
              <text:p text:style-name="P6"/>
            </table:table-cell>
          </table:table-row>
          <table:table-row>
            <table:table-cell table:style-name="Table1_col1_row3">
              <text:p text:style-name="P7">1</text:p>
            </table:table-cell>
            <table:table-cell table:style-name="Table1_col2_row3">
              <text:p text:style-name="P8">Muis les 2: Knoppen</text:p>
            </table:table-cell>
            <table:table-cell table:style-name="Table1_col3_row3">
              <text:p text:style-name="P9"/>
            </table:table-cell>
          </table:table-row>
          <table:table-row>
            <table:table-cell table:style-name="Table1_col1_row4">
              <text:p text:style-name="P4">2</text:p>
            </table:table-cell>
            <table:table-cell table:style-name="Table1_col2_row4">
              <text:p text:style-name="P5">Muis les 3: Scrollen</text:p>
            </table:table-cell>
            <table:table-cell table:style-name="Table1_col3_row4">
              <text:p text:style-name="P9"/>
            </table:table-cell>
          </table:table-row>
          <table:table-row>
            <table:table-cell table:style-name="Table1_col1_row5">
              <text:p text:style-name="P4">3</text:p>
            </table:table-cell>
            <table:table-cell table:style-name="Table1_col2_row5">
              <text:p text:style-name="P8">Toetsen les 1: Indrukken</text:p>
            </table:table-cell>
            <table:table-cell table:style-name="Table1_col3_row5">
              <text:p text:style-name="P9"/>
            </table:table-cell>
          </table:table-row>
          <table:table-row>
            <table:table-cell table:style-name="Table1_col1_row6">
              <text:p text:style-name="P4">4</text:p>
            </table:table-cell>
            <table:table-cell table:style-name="Table1_col2_row6">
              <text:p text:style-name="P8">Toetsen les 2: Loslaten</text:p>
            </table:table-cell>
            <table:table-cell table:style-name="Table1_col3_row6">
              <text:p text:style-name="P9"/>
            </table:table-cell>
          </table:table-row>
          <table:table-row>
            <table:table-cell table:style-name="Table1_col1_row7">
              <text:p text:style-name="P4">5</text:p>
            </table:table-cell>
            <table:table-cell table:style-name="Table1_col2_row7">
              <text:p text:style-name="P8">Toetsen les 3: Toetscombinaties</text:p>
            </table:table-cell>
            <table:table-cell table:style-name="Table1_col3_row7">
              <text:p text:style-name="P9"/>
            </table:table-cell>
          </table:table-row>
          <table:table-row>
            <table:table-cell table:style-name="Table1_col1_row8">
              <text:p text:style-name="P4">6</text:p>
            </table:table-cell>
            <table:table-cell table:style-name="Table1_col2_row8">
              <text:p text:style-name="P8">for loops 1: Geheel getal dat telt van 0 tot een waarde</text:p>
            </table:table-cell>
            <table:table-cell table:style-name="Table1_col3_row8">
              <text:p text:style-name="P9"/>
            </table:table-cell>
          </table:table-row>
          <table:table-row>
            <table:table-cell table:style-name="Table1_col1_row9">
              <text:p text:style-name="P4">7</text:p>
            </table:table-cell>
            <table:table-cell table:style-name="Table1_col2_row9">
              <text:p text:style-name="P8">for loops les 2: Andere soorten for-loops, continue, break</text:p>
            </table:table-cell>
            <table:table-cell table:style-name="Table1_col3_row9">
              <text:p text:style-name="P9"/>
            </table:table-cell>
          </table:table-row>
          <table:table-row>
            <table:table-cell table:style-name="Table1_col1_row10">
              <text:p text:style-name="P4">8</text:p>
            </table:table-cell>
            <table:table-cell table:style-name="Table1_col2_row10">
              <text:p text:style-name="P8">Functies les 1: Tekening</text:p>
            </table:table-cell>
            <table:table-cell table:style-name="Table1_col3_row10">
              <text:p text:style-name="P6"/>
            </table:table-cell>
          </table:table-row>
          <table:table-row>
            <table:table-cell table:style-name="Table1_col1_row11">
              <text:p text:style-name="P7">9</text:p>
            </table:table-cell>
            <table:table-cell table:style-name="Table1_col2_row11">
              <text:p text:style-name="P8">Functies les 2: Schaapkleur</text:p>
            </table:table-cell>
            <table:table-cell table:style-name="Table1_col3_row11">
              <text:p text:style-name="P9"/>
            </table:table-cell>
          </table:table-row>
          <table:table-row>
            <table:table-cell table:style-name="Table1_col1_row12">
              <text:p text:style-name="P7">10</text:p>
            </table:table-cell>
            <table:table-cell table:style-name="Table1_col2_row12">
              <text:p text:style-name="P8">Functies les 3: Poten</text:p>
            </table:table-cell>
            <table:table-cell table:style-name="Table1_col3_row12">
              <text:p text:style-name="P9"/>
            </table:table-cell>
          </table:table-row>
          <table:table-row>
            <table:table-cell table:style-name="Table1_col1_row13">
              <text:p text:style-name="P4">11</text:p>
            </table:table-cell>
            <table:table-cell table:style-name="Table1_col2_row13">
              <text:p text:style-name="P8">Functies les 4: Botsing meten</text:p>
            </table:table-cell>
            <table:table-cell table:style-name="Table1_col3_row13">
              <text:p text:style-name="P9"/>
            </table:table-cell>
          </table:table-row>
          <table:table-row>
            <table:table-cell table:style-name="Table1_col1_row14">
              <text:p text:style-name="P4">12</text:p>
            </table:table-cell>
            <table:table-cell table:style-name="Table1_col2_row14">
              <text:p text:style-name="P8">Functies les 5: Sinus en cosinus</text:p>
            </table:table-cell>
            <table:table-cell table:style-name="Table1_col3_row14">
              <text:p text:style-name="P9"/>
            </table:table-cell>
          </table:table-row>
          <table:table-row>
            <table:table-cell table:style-name="Table1_col1_row15">
              <text:p text:style-name="P4">13</text:p>
            </table:table-cell>
            <table:table-cell table:style-name="Table1_col2_row15">
              <text:p text:style-name="P8">Klassen les 1: Een pixel</text:p>
            </table:table-cell>
            <table:table-cell table:style-name="Table1_col3_row15">
              <text:p text:style-name="P9"/>
            </table:table-cell>
          </table:table-row>
          <table:table-row>
            <table:table-cell table:style-name="Table1_col1_row16">
              <text:p text:style-name="P4">14</text:p>
            </table:table-cell>
            <table:table-cell table:style-name="Table1_col2_row16">
              <text:p text:style-name="P8">Klassen les 2: Een kogel</text:p>
            </table:table-cell>
            <table:table-cell table:style-name="Table1_col3_row16">
              <text:p text:style-name="P9"/>
            </table:table-cell>
          </table:table-row>
          <table:table-row>
            <table:table-cell table:style-name="Table1_col1_row17">
              <text:p text:style-name="P4">15</text:p>
            </table:table-cell>
            <table:table-cell table:style-name="Table1_col2_row17">
              <text:p text:style-name="P8">Klassen les 3: Een speler</text:p>
            </table:table-cell>
            <table:table-cell table:style-name="Table1_col3_row17">
              <text:p text:style-name="P9"/>
            </table:table-cell>
          </table:table-row>
          <table:table-row>
            <table:table-cell table:style-name="Table1_col1_row18">
              <text:p text:style-name="P4">16</text:p>
            </table:table-cell>
            <table:table-cell table:style-name="Table1_col2_row18">
              <text:p text:style-name="P8">3D les 1</text:p>
            </table:table-cell>
            <table:table-cell table:style-name="Table1_col3_row18">
              <text:p text:style-name="P9"/>
            </table:table-cell>
          </table:table-row>
          <table:table-row>
            <table:table-cell table:style-name="Table1_col1_row19">
              <text:p text:style-name="P4">17</text:p>
            </table:table-cell>
            <table:table-cell table:style-name="Table1_col2_row19">
              <text:p text:style-name="P8">3D les 2</text:p>
            </table:table-cell>
            <table:table-cell table:style-name="Table1_col3_row19">
              <text:p text:style-name="P9"/>
            </table:table-cell>
          </table:table-row>
          <table:table-row>
            <table:table-cell table:style-name="Table1_col1_row20">
              <text:p text:style-name="P4">18</text:p>
            </table:table-cell>
            <table:table-cell table:style-name="Table1_col2_row20">
              <text:p text:style-name="P5">3D les 3</text:p>
            </table:table-cell>
            <table:table-cell table:style-name="Table1_col3_row20">
              <text:p text:style-name="P9"/>
            </table:table-cell>
          </table:table-row>
          <table:table-row>
            <table:table-cell table:style-name="Table1_col1_row21">
              <text:p text:style-name="P4">19</text:p>
            </table:table-cell>
            <table:table-cell table:style-name="Table1_col2_row21">
              <text:p text:style-name="P4"/>
            </table:table-cell>
            <table:table-cell table:style-name="Table1_col3_row21">
              <text:p text:style-name="P9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Comic Sans MS" svg:font-family="Comic Sans MS"/>
  </office:font-face-decls>
  <office:styles>
    <style:default-style style:family="paragraph">
      <style:paragraph-properties style:tab-stop-distance="0.4925in"/>
    </style:default-style>
    <style:style style:family="paragraph" style:name="Quotations" style:display-name="Quotations" style:parent-style-name="Normal" style:next-style-name="Quotations">
      <style:paragraph-properties fo:text-indent="0in" fo:margin-left="0.3937in" fo:margin-right="0.3937in" fo:margin-top="0in" fo:margin-bottom="0.1965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-1" style:display-name="Heading 1" style:parent-style-name="Heading" style:next-style-name="Text-body">
      <style:paragraph-properties fo:margin-top="0.1665in" fo:margin-bottom="0.0835in"/>
      <style:text-properties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139in" fo:margin-bottom="0.0835in"/>
      <style:text-properties fo:font-size="16pt" fo:font-weight="bold"/>
    </style:style>
    <style:style style:family="paragraph" style:name="Heading-3" style:display-name="Heading 3" style:parent-style-name="Heading" style:next-style-name="Text-body">
      <style:paragraph-properties fo:margin-top="0.0972in" fo:margin-bottom="0.0835in"/>
      <style:text-properties fo:font-size="14pt" fo:font-weight="bold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Subtitle" style:display-name="Subtitle" style:parent-style-name="Heading" style:next-style-name="Text-body">
      <style:paragraph-properties fo:text-align="center" fo:margin-top="0.0417in" fo:margin-bottom="0.0835in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 fo:background-color="#ffffff">
        <style:background-image xlink:href="Pictures/0" xlink:type="simple" xlink:show="embed" xlink:actuate="onLoad" style:repeat="stretch"/>
      </style:page-layout-properties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dc:creator>Richel Bilderbeek</dc:creator>
    <meta:creation-date>2015-05-28T19:14:25.114349267</meta:creation-date>
    <dc:date>Thu Mar 16 17:41:40 2017
</dc:date>
  </office:meta>
</office:document-meta>
</file>